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89in" fo:margin-left="0in" table:align="left"/>
    </style:style>
    <style:style style:name="Table1.A" style:family="table-column">
      <style:table-column-properties style:column-width="0.6889in"/>
    </style:style>
    <style:style style:name="Table1.B" style:family="table-column">
      <style:table-column-properties style:column-width="0.4972in"/>
    </style:style>
    <style:style style:name="Table1.C" style:family="table-column">
      <style:table-column-properties style:column-width="0.8174in"/>
    </style:style>
    <style:style style:name="Table1.D" style:family="table-column">
      <style:table-column-properties style:column-width="1.1215in"/>
    </style:style>
    <style:style style:name="Table1.E" style:family="table-column">
      <style:table-column-properties style:column-width="1.1861in"/>
    </style:style>
    <style:style style:name="Table1.F" style:family="table-column">
      <style:table-column-properties style:column-width="0.8729in"/>
    </style:style>
    <style:style style:name="Table1.G" style:family="table-column">
      <style:table-column-properties style:column-width="0.8819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028in"/>
    </style:style>
    <style:style style:name="P1" style:family="paragraph" style:parent-style-name="Standard">
      <style:text-properties officeooo:rsid="00006812" officeooo:paragraph-rsid="00006812"/>
    </style:style>
    <style:style style:name="P2" style:family="paragraph" style:parent-style-name="Standard">
      <style:paragraph-properties fo:text-align="center" style:justify-single-word="false"/>
      <style:text-properties fo:font-weight="bold" officeooo:rsid="00006812" officeooo:paragraph-rsid="00006812" style:font-weight-asian="bold" style:font-weight-complex="bold"/>
    </style:style>
    <style:style style:name="P3" style:family="paragraph" style:parent-style-name="Standard">
      <style:paragraph-properties fo:text-align="start" style:justify-single-word="false"/>
      <style:text-properties fo:font-weight="bold" officeooo:rsid="00006812" officeooo:paragraph-rsid="00006812" style:font-weight-asian="bold" style:font-weight-complex="bold"/>
    </style:style>
    <style:style style:name="P4" style:family="paragraph" style:parent-style-name="Standard">
      <style:paragraph-properties fo:text-align="start" style:justify-single-word="false"/>
      <style:text-properties fo:font-weight="bold" officeooo:rsid="00015c83" officeooo:paragraph-rsid="00015c83"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rsid="00015c83" officeooo:paragraph-rsid="00015c83"/>
    </style:style>
    <style:style style:name="P7" style:family="paragraph" style:parent-style-name="Table_20_Contents">
      <style:paragraph-properties fo:text-align="start" style:justify-single-word="false"/>
      <style:text-properties officeooo:rsid="00022a73" officeooo:paragraph-rsid="00022a73"/>
    </style:style>
    <style:style style:name="P8" style:family="paragraph" style:parent-style-name="Table_20_Contents">
      <style:paragraph-properties fo:text-align="start" style:justify-single-word="false"/>
      <style:text-properties officeooo:rsid="00061056" officeooo:paragraph-rsid="00061056"/>
    </style:style>
    <style:style style:name="P9" style:family="paragraph" style:parent-style-name="Table_20_Contents">
      <style:paragraph-properties fo:text-align="start" style:justify-single-word="false"/>
      <style:text-properties officeooo:rsid="00062dfa" officeooo:paragraph-rsid="00062dfa"/>
    </style:style>
    <style:style style:name="P10" style:family="paragraph" style:parent-style-name="Table_20_Contents">
      <style:paragraph-properties fo:text-align="start" style:justify-single-word="false"/>
      <style:text-properties officeooo:rsid="00071f29" officeooo:paragraph-rsid="00071f29"/>
    </style:style>
    <style:style style:name="P11" style:family="paragraph" style:parent-style-name="Table_20_Contents">
      <style:paragraph-properties fo:text-align="start" style:justify-single-word="false"/>
      <style:text-properties officeooo:rsid="00089c78" officeooo:paragraph-rsid="00089c78"/>
    </style:style>
    <style:style style:name="P12" style:family="paragraph" style:parent-style-name="Standard">
      <style:paragraph-properties fo:text-align="center" style:justify-single-word="false"/>
      <style:text-properties fo:font-weight="normal" officeooo:rsid="00006812" officeooo:paragraph-rsid="00006812" style:font-weight-asian="normal" style:font-weight-complex="normal"/>
    </style:style>
    <style:style style:name="P13" style:family="paragraph" style:parent-style-name="Standard">
      <style:paragraph-properties fo:text-align="start" style:justify-single-word="false"/>
      <style:text-properties fo:font-weight="normal" officeooo:rsid="00006812" officeooo:paragraph-rsid="00006812" style:font-weight-asian="normal" style:font-weight-complex="normal"/>
    </style:style>
    <style:style style:name="P14" style:family="paragraph" style:parent-style-name="Standard" style:list-style-name="L1">
      <style:paragraph-properties fo:text-align="start" style:justify-single-word="false"/>
      <style:text-properties fo:font-weight="normal" officeooo:rsid="000a8ab5" officeooo:paragraph-rsid="000a8ab5" style:font-weight-asian="normal" style:font-weight-complex="normal"/>
    </style:style>
    <style:style style:name="P15" style:family="paragraph" style:parent-style-name="Standard" style:list-style-name="L1">
      <style:paragraph-properties fo:text-align="start" style:justify-single-word="false"/>
      <style:text-properties fo:font-weight="normal" officeooo:rsid="000bf916" officeooo:paragraph-rsid="000bf916" style:font-weight-asian="normal" style:font-weight-complex="normal"/>
    </style:style>
    <style:style style:name="P16" style:family="paragraph" style:parent-style-name="Standard" style:list-style-name="L1">
      <style:paragraph-properties fo:text-align="start" style:justify-single-word="false"/>
      <style:text-properties fo:font-weight="normal" officeooo:rsid="0010697a" officeooo:paragraph-rsid="0010697a" style:font-weight-asian="normal" style:font-weight-complex="normal"/>
    </style:style>
    <style:style style:name="P17" style:family="paragraph" style:parent-style-name="Standard">
      <style:paragraph-properties fo:text-align="start" style:justify-single-word="false"/>
      <style:text-properties fo:font-weight="normal" officeooo:rsid="00015c83" officeooo:paragraph-rsid="00015c83" style:font-weight-asian="normal" style:font-weight-complex="normal"/>
    </style:style>
    <style:style style:name="P18" style:family="paragraph" style:parent-style-name="Standard">
      <style:paragraph-properties fo:text-align="start" style:justify-single-word="false"/>
      <style:text-properties style:font-name="FreeMono" fo:font-size="10pt" fo:font-weight="bold" officeooo:rsid="000a8ab5" officeooo:paragraph-rsid="000a8ab5"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FreeMono" fo:font-weight="bold" officeooo:rsid="00006812" officeooo:paragraph-rsid="00006812" style:font-weight-asian="bold" style:font-weight-complex="bold"/>
    </style:style>
    <style:style style:name="P20" style:family="paragraph" style:parent-style-name="Standard">
      <style:paragraph-properties fo:text-align="start" style:justify-single-word="false"/>
      <style:text-properties fo:font-weight="bold" officeooo:rsid="00006812" officeooo:paragraph-rsid="00006812" style:font-weight-asian="bold" style:font-weight-complex="bold"/>
    </style:style>
    <style:style style:name="P21" style:family="paragraph" style:parent-style-name="Standard" style:list-style-name="L1">
      <style:paragraph-properties fo:text-align="start" style:justify-single-word="false"/>
      <style:text-properties fo:font-weight="bold" officeooo:rsid="000a8ab5" officeooo:paragraph-rsid="000a8ab5"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0cfb29" officeooo:paragraph-rsid="000cfb29" style:font-weight-asian="bold" style:font-weight-complex="bold"/>
    </style:style>
    <style:style style:name="P23" style:family="paragraph" style:parent-style-name="Standard" style:list-style-name="L1">
      <style:paragraph-properties fo:text-align="start" style:justify-single-word="false"/>
      <style:text-properties fo:font-weight="bold" officeooo:rsid="0010697a" officeooo:paragraph-rsid="0010697a" style:font-weight-asian="bold" style:font-weight-complex="bold"/>
    </style:style>
    <style:style style:name="P24" style:family="paragraph" style:parent-style-name="Standard" style:list-style-name="L1">
      <style:paragraph-properties fo:text-align="start" style:justify-single-word="false"/>
      <style:text-properties fo:font-weight="bold" officeooo:rsid="0010ba37" officeooo:paragraph-rsid="0010ba37" style:font-weight-asian="bold" style:font-weight-complex="bold"/>
    </style:style>
    <style:style style:name="P25" style:family="paragraph" style:parent-style-name="Standard" style:list-style-name="L1">
      <style:paragraph-properties fo:text-align="start" style:justify-single-word="false"/>
      <style:text-properties fo:font-weight="bold" officeooo:rsid="00113309" officeooo:paragraph-rsid="00113309" style:font-weight-asian="bold" style:font-weight-complex="bold"/>
    </style:style>
    <style:style style:name="P26" style:family="paragraph" style:parent-style-name="Standard" style:list-style-name="L1">
      <style:paragraph-properties fo:text-align="start" style:justify-single-word="false"/>
      <style:text-properties fo:font-weight="bold" officeooo:rsid="00120d80" officeooo:paragraph-rsid="00120d80" style:font-weight-asian="bold" style:font-weight-complex="bold"/>
    </style:style>
    <style:style style:name="P27" style:family="paragraph" style:parent-style-name="Standard" style:list-style-name="L1">
      <style:paragraph-properties fo:text-align="start" style:justify-single-word="false"/>
      <style:text-properties fo:font-weight="bold" officeooo:rsid="0012dd75" officeooo:paragraph-rsid="0012dd75" style:font-weight-asian="bold" style:font-weight-complex="bold"/>
    </style:style>
    <style:style style:name="P28" style:family="paragraph" style:parent-style-name="Standard">
      <style:paragraph-properties fo:text-align="start" style:justify-single-word="false"/>
      <style:text-properties fo:font-weight="bold" officeooo:rsid="0012dd75" officeooo:paragraph-rsid="0012dd75" style:font-weight-asian="bold" style:font-weight-complex="bold"/>
    </style:style>
    <style:style style:name="P29" style:family="paragraph" style:parent-style-name="Standard">
      <style:paragraph-properties fo:text-align="start" style:justify-single-word="false"/>
      <style:text-properties fo:font-weight="bold" officeooo:rsid="0013bbca" officeooo:paragraph-rsid="0013bbca" style:font-weight-asian="bold" style:font-weight-complex="bold"/>
    </style:style>
    <style:style style:name="P30" style:family="paragraph" style:parent-style-name="Standard">
      <style:paragraph-properties fo:text-align="start" style:justify-single-word="false"/>
      <style:text-properties fo:font-weight="bold" officeooo:rsid="0014574b" officeooo:paragraph-rsid="0014574b" style:font-weight-asian="bold" style:font-weight-complex="bold"/>
    </style:style>
    <style:style style:name="P31" style:family="paragraph" style:parent-style-name="Standard">
      <style:paragraph-properties fo:text-align="start" style:justify-single-word="false"/>
      <style:text-properties fo:font-weight="bold" officeooo:rsid="0016c883" officeooo:paragraph-rsid="0016c883" style:font-weight-asian="bold" style:font-weight-complex="bold"/>
    </style:style>
    <style:style style:name="P32" style:family="paragraph" style:parent-style-name="Standard">
      <style:paragraph-properties fo:text-align="start" style:justify-single-word="false"/>
      <style:text-properties fo:font-weight="bold" officeooo:rsid="0017bf53" officeooo:paragraph-rsid="0017bf53" style:font-weight-asian="bold" style:font-weight-complex="bold"/>
    </style:style>
    <style:style style:name="P33" style:family="paragraph" style:parent-style-name="Standard">
      <style:paragraph-properties fo:text-align="start" style:justify-single-word="false"/>
      <style:text-properties fo:color="#3333ff" style:font-name="FreeMono" fo:font-size="10pt" fo:font-weight="bold" officeooo:rsid="000a8ab5" officeooo:paragraph-rsid="000a8ab5" style:font-size-asian="10pt" style:font-weight-asian="bold" style:font-size-complex="10pt" style:font-weight-complex="bold"/>
    </style:style>
    <style:style style:name="P34" style:family="paragraph" style:parent-style-name="Standard">
      <style:paragraph-properties fo:text-align="start" style:justify-single-word="false"/>
      <style:text-properties style:font-name="Liberation Serif" fo:font-size="12pt" fo:font-weight="bold" officeooo:rsid="000a8ab5" officeooo:paragraph-rsid="000a8ab5" style:font-size-asian="10.5pt" style:font-weight-asian="bold" style:font-size-complex="12pt" style:font-weight-complex="bold"/>
    </style:style>
    <style:style style:name="P35" style:family="paragraph" style:parent-style-name="Table_20_Contents">
      <style:paragraph-properties fo:text-align="start" style:justify-single-word="false"/>
      <style:text-properties fo:color="#000000" fo:font-weight="bold" officeooo:rsid="00015c83" officeooo:paragraph-rsid="00015c8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697a" style:font-weight-asian="normal" style:font-weight-complex="normal"/>
    </style:style>
    <style:style style:name="T3" style:family="text">
      <style:text-properties fo:font-weight="normal" officeooo:rsid="00113309" style:font-weight-asian="normal" style:font-weight-complex="normal"/>
    </style:style>
    <style:style style:name="T4" style:family="text">
      <style:text-properties fo:font-weight="normal" officeooo:rsid="001469cd" style:font-weight-asian="normal" style:font-weight-complex="normal"/>
    </style:style>
    <style:style style:name="T5" style:family="text">
      <style:text-properties fo:font-weight="normal" officeooo:rsid="0014ad2a" style:font-weight-asian="normal" style:font-weight-complex="normal"/>
    </style:style>
    <style:style style:name="T6" style:family="text">
      <style:text-properties fo:font-weight="normal" officeooo:rsid="001515e5" style:font-weight-asian="normal" style:font-weight-complex="normal"/>
    </style:style>
    <style:style style:name="T7" style:family="text">
      <style:text-properties fo:font-weight="normal" officeooo:rsid="001843b0" style:font-weight-asian="normal" style:font-weight-complex="normal"/>
    </style:style>
    <style:style style:name="T8" style:family="text">
      <style:text-properties fo:font-weight="normal" officeooo:rsid="00185a33" style:font-weight-asian="normal" style:font-weight-complex="normal"/>
    </style:style>
    <style:style style:name="T9" style:family="text">
      <style:text-properties fo:font-weight="normal" officeooo:rsid="0018c9ed" style:font-weight-asian="normal" style:font-weight-complex="normal"/>
    </style:style>
    <style:style style:name="T10" style:family="text">
      <style:text-properties fo:font-weight="normal" officeooo:rsid="001a9c07" style:font-weight-asian="normal" style:font-weight-complex="normal"/>
    </style:style>
    <style:style style:name="T11" style:family="text">
      <style:text-properties fo:font-weight="normal" officeooo:rsid="001b7c88" style:font-weight-asian="normal" style:font-weight-complex="normal"/>
    </style:style>
    <style:style style:name="T12" style:family="text">
      <style:text-properties officeooo:rsid="00015c83"/>
    </style:style>
    <style:style style:name="T13" style:family="text">
      <style:text-properties officeooo:rsid="00089c78"/>
    </style:style>
    <style:style style:name="T14" style:family="text">
      <style:text-properties officeooo:rsid="000a5d3b"/>
    </style:style>
    <style:style style:name="T15" style:family="text">
      <style:text-properties officeooo:rsid="000a8ab5"/>
    </style:style>
    <style:style style:name="T16" style:family="text">
      <style:text-properties fo:color="#3333ff"/>
    </style:style>
    <style:style style:name="T17" style:family="text">
      <style:text-properties fo:color="#3333ff" officeooo:rsid="0010ba37"/>
    </style:style>
    <style:style style:name="T18" style:family="text">
      <style:text-properties officeooo:rsid="000bf916"/>
    </style:style>
    <style:style style:name="T19" style:family="text">
      <style:text-properties officeooo:rsid="000e9a73"/>
    </style:style>
    <style:style style:name="T20" style:family="text">
      <style:text-properties style:text-position="super 58%"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Williams</text:p>
      <text:p text:style-name="P1">Ventura – CS 213 Section 1</text:p>
      <text:p text:style-name="P1">December 3, 2018</text:p>
      <text:p text:style-name="P1"/>
      <text:p text:style-name="P2">Traveling Salesperson Problem</text:p>
      <text:p text:style-name="P12"/>
      <text:p text:style-name="P3">Part 1 – <text:span text:style-name="T14">Code</text:span></text:p>
      <text:p text:style-name="P3"/>
      <text:p text:style-name="P19"/>
      <text:p text:style-name="P18">def branchAndBound( self, time_allowance=60.0 ):</text:p>
      <text:p text:style-name="P18"><text:s text:c="4"/>start_time = time.time()</text:p>
      <text:p text:style-name="P18"/>
      <text:p text:style-name="P18"><text:s text:c="4"/><text:span text:style-name="T16"># initialization</text:span></text:p>
      <text:p text:style-name="P18"><text:s text:c="4"/>results = {}</text:p>
      <text:p text:style-name="P18"><text:s text:c="4"/>cities = self._scenario.getCities()</text:p>
      <text:p text:style-name="P18"><text:s text:c="4"/>n = len(cities)</text:p>
      <text:p text:style-name="P18"><text:s text:c="4"/>count = 0</text:p>
      <text:p text:style-name="P18"><text:s text:c="4"/>maxSize = 0</text:p>
      <text:p text:style-name="P18"><text:s text:c="4"/>totalNodes = 0</text:p>
      <text:p text:style-name="P18"><text:s text:c="4"/>pruned = 0</text:p>
      <text:p text:style-name="P18"><text:s text:c="4"/>bssf = math.inf</text:p>
      <text:p text:style-name="P18"><text:s text:c="4"/>bestPath = None</text:p>
      <text:p text:style-name="P18"><text:s text:c="4"/><text:span text:style-name="T16"># use a heap implementation of a priority queue</text:span></text:p>
      <text:p text:style-name="P18"><text:s text:c="4"/>pqueue = PqueueHeap() </text:p>
      <text:p text:style-name="P18"/>
      <text:p text:style-name="P18"><text:s text:c="4"/><text:span text:style-name="T16"># build initial cost matrix -- O(n^2)</text:span></text:p>
      <text:p text:style-name="P18"><text:s text:c="4"/>costm = [[math.inf for _ in range(n)] for _ in range(n)]</text:p>
      <text:p text:style-name="P18"/>
      <text:p text:style-name="P18"><text:s text:c="4"/>for i in range(n):</text:p>
      <text:p text:style-name="P18"><text:s text:c="8"/>for j in range(n):</text:p>
      <text:p text:style-name="P18"><text:s text:c="12"/>if i == j:</text:p>
      <text:p text:style-name="P18"><text:s text:c="16"/>continue</text:p>
      <text:p text:style-name="P18"><text:s text:c="12"/>costm[i][j] = cities[i].costTo(cities[j])</text:p>
      <text:p text:style-name="P18"/>
      <text:p text:style-name="P18"><text:s text:c="4"/>lowerBound = reduceMatrix(costm)</text:p>
      <text:p text:style-name="P18"/>
      <text:p text:style-name="P18"><text:s text:c="4"/><text:span text:style-name="T16"># get initial bssf (random)</text:span></text:p>
      <text:p text:style-name="P18"><text:s text:c="4"/><text:span text:style-name="T16"># average case: O(n)</text:span></text:p>
      <text:p text:style-name="P18"><text:s text:c="4"/><text:span text:style-name="T16"># worst case: O(n!)</text:span></text:p>
      <text:p text:style-name="P18"><text:s text:c="4"/>randomResult = self.defaultRandomTour()</text:p>
      <text:p text:style-name="P18"><text:s text:c="4"/>initialBssf = randomResult['cost']</text:p>
      <text:p text:style-name="P18"><text:s text:c="4"/>bssf = initialBssf</text:p>
      <text:p text:style-name="P18"/>
      <text:p text:style-name="P18"><text:s text:c="4"/><text:span text:style-name="T16"># start with an initial branch</text:span></text:p>
      <text:p text:style-name="P18"><text:s text:c="4"/>branch = Branch(0, lowerBound, costm, 0, [0])</text:p>
      <text:p text:style-name="P18"/>
      <text:p text:style-name="P18"><text:s text:c="4"/><text:span text:style-name="T16"># maximum number of branches O(</text:span><text:span text:style-name="T17">n!</text:span><text:span text:style-name="T16">)</text:span></text:p>
      <text:p text:style-name="P18"><text:s text:c="4"/>while branch != None:</text:p>
      <text:p text:style-name="P18"><text:s text:c="8"/><text:span text:style-name="T16"># stop if time is up</text:span></text:p>
      <text:p text:style-name="P18"><text:s text:c="8"/>if time.time() - start_time &gt; time_allowance:</text:p>
      <text:p text:style-name="P18"><text:s text:c="12"/>break</text:p>
      <text:p text:style-name="P18"/>
      <text:p text:style-name="P18"><text:s text:c="8"/><text:span text:style-name="T16"># prune it</text:span></text:p>
      <text:p text:style-name="P18"><text:s text:c="8"/>if branch.lowerBound &gt;= bssf:</text:p>
      <text:p text:style-name="P18"><text:s text:c="12"/>branch = pqueue.deleteMin()</text:p>
      <text:p text:style-name="P18"><text:s text:c="12"/>pruned += 1</text:p>
      <text:p text:style-name="P18"><text:s text:c="12"/>continue</text:p>
      <text:p text:style-name="P18"><text:s text:c="8"/></text:p>
      <text:p text:style-name="P18"><text:s text:c="8"/><text:span text:style-name="T16"># loop through possible child nodes – O(n^3 </text:span><text:span text:style-name="T17">+ log(n!)</text:span><text:span text:style-name="T16">)</text:span></text:p>
      <text:p text:style-name="P18"><text:s text:c="8"/><text:span text:style-name="T16"># there are n possible child nodes and reducing the matrix takes O(n^</text:span><text:span text:style-name="T17">2</text:span><text:span text:style-name="T16">) time</text:span></text:p>
      <text:p text:style-name="P18"><text:s text:c="8"/>for j in range(n):</text:p>
      <text:p text:style-name="P18"><text:s text:c="12"/>if j == branch.city or branch.matrix[branch.city][j] == math.inf:</text:p>
      <text:p text:style-name="P18"><text:s text:c="16"/>continue</text:p>
      <text:p text:style-name="P18"><text:soft-page-break/></text:p>
      <text:p text:style-name="P18"><text:s text:c="12"/>totalNodes += 1</text:p>
      <text:p text:style-name="P18"/>
      <text:p text:style-name="P18"><text:s text:c="12"/><text:span text:style-name="T16"># copy the cost matrix</text:span></text:p>
      <text:p text:style-name="P18"><text:s text:c="12"/>newCostm = list(map(lambda row: row[:], branch.matrix))</text:p>
      <text:p text:style-name="P18"><text:s text:c="12"/>newLowerBound = branch.lowerBound + newCostm[branch.city][j]</text:p>
      <text:p text:style-name="P18"/>
      <text:p text:style-name="P18"><text:s text:c="12"/><text:span text:style-name="T16"># it is impossible to leave this city again</text:span></text:p>
      <text:p text:style-name="P18"><text:s text:c="12"/>newCostm[branch.city] = [math.inf for _ in range(n)]</text:p>
      <text:p text:style-name="P18"/>
      <text:p text:style-name="P18"><text:s text:c="12"/><text:span text:style-name="T16"># it is also impossible to enter the new city again</text:span></text:p>
      <text:p text:style-name="P18"><text:s text:c="12"/>for i in range(n):</text:p>
      <text:p text:style-name="P18"><text:s text:c="16"/>newCostm[i][j] = math.inf</text:p>
      <text:p text:style-name="P18"/>
      <text:p text:style-name="P18"><text:s text:c="12"/><text:span text:style-name="T16"># copy the path and add this city</text:span></text:p>
      <text:p text:style-name="P18"><text:s text:c="12"/>newPath = branch.path[:]</text:p>
      <text:p text:style-name="P18"><text:s text:c="12"/>newPath.append(j)</text:p>
      <text:p text:style-name="P18"/>
      <text:p text:style-name="P18"><text:s text:c="12"/><text:span text:style-name="T16"># check if the path is complete</text:span></text:p>
      <text:p text:style-name="P18"><text:s text:c="12"/>if len(newPath) == n:</text:p>
      <text:p text:style-name="P18"><text:s text:c="16"/><text:span text:style-name="T16"># done (add the cost of returning to the start node)</text:span></text:p>
      <text:p text:style-name="P18"><text:s text:c="16"/>totalCost = newLowerBound + newCostm[j][newPath[0]]</text:p>
      <text:p text:style-name="P18"/>
      <text:p text:style-name="P18"><text:s text:c="16"/><text:span text:style-name="T16"># check if this is the best solution so far</text:span></text:p>
      <text:p text:style-name="P18"><text:s text:c="16"/>if totalCost &lt; bssf:</text:p>
      <text:p text:style-name="P18"><text:s text:c="20"/>bssf = totalCost</text:p>
      <text:p text:style-name="P18"><text:s text:c="20"/>bestPath = newPath</text:p>
      <text:p text:style-name="P18"><text:s text:c="20"/>count += 1</text:p>
      <text:p text:style-name="P18"/>
      <text:p text:style-name="P18"><text:s text:c="12"/>else:</text:p>
      <text:p text:style-name="P18"><text:s text:c="16"/><text:span text:style-name="T16"># don't return to the first element</text:span></text:p>
      <text:p text:style-name="P18"><text:s text:c="16"/>newCostm[j][newPath[0]] = math.inf</text:p>
      <text:p text:style-name="P18"/>
      <text:p text:style-name="P18"><text:s text:c="16"/><text:span text:style-name="T16"># reduce the matrix</text:span></text:p>
      <text:p text:style-name="P18"><text:s text:c="16"/>newLowerBound += reduceMatrix(newCostm)</text:p>
      <text:p text:style-name="P18"/>
      <text:p text:style-name="P18"><text:s text:c="16"/><text:span text:style-name="T16"># priority is a ratio of cost to level</text:span></text:p>
      <text:p text:style-name="P18"><text:s text:c="16"/>priority = newLowerBound / len(newPath)</text:p>
      <text:p text:style-name="P18"/>
      <text:p text:style-name="P18"><text:s text:c="16"/><text:span text:style-name="T16"># prune that</text:span></text:p>
      <text:p text:style-name="P18"><text:s text:c="16"/>if newLowerBound &gt;= bssf:</text:p>
      <text:p text:style-name="P18"><text:s text:c="20"/>pruned += 1</text:p>
      <text:p text:style-name="P18"><text:s text:c="20"/>continue</text:p>
      <text:p text:style-name="P18"/>
      <text:p text:style-name="P18"><text:s text:c="16"/>pqueue.insert(Branch(priority, newLowerBound, newCostm, j, newPath), priority)</text:p>
      <text:p text:style-name="P18"><text:s text:c="16"/></text:p>
      <text:p text:style-name="P18"><text:s text:c="16"/><text:span text:style-name="T16"># check for max priority queue size</text:span></text:p>
      <text:p text:style-name="P18"><text:s text:c="16"/>if pqueue.fill &gt; maxSize:</text:p>
      <text:p text:style-name="P18"><text:s text:c="20"/>maxSize = pqueue.fill</text:p>
      <text:p text:style-name="P18"/>
      <text:p text:style-name="P18"><text:s text:c="8"/><text:span text:style-name="T16"># get next branch from priority queue</text:span></text:p>
      <text:p text:style-name="P18"><text:s text:c="8"/>branch = pqueue.deleteMin()</text:p>
      <text:p text:style-name="P18"/>
      <text:p text:style-name="P18"><text:s text:c="4"/>end_time = time.time()</text:p>
      <text:p text:style-name="P18"/>
      <text:p text:style-name="P18"><text:s text:c="4"/><text:span text:style-name="T16"># compute route from city indeces if a better solution was found than the initial one</text:span></text:p>
      <text:p text:style-name="P18"><text:s text:c="4"/>if bssf &lt; initialBssf:</text:p>
      <text:p text:style-name="P18"><text:s text:c="8"/>route = list(map(lambda x: cities[x], bestPath)) if bssf &lt; math.inf else []</text:p>
      <text:p text:style-name="P18"/>
      <text:p text:style-name="P18"><text:s text:c="4"/>results['cost'] = bssf</text:p>
      <text:p text:style-name="P18"><text:s text:c="4"/>results['time'] = end_time - start_time</text:p>
      <text:p text:style-name="P18"><text:s text:c="4"/>results['count'] = count</text:p>
      <text:p text:style-name="P18"><text:s text:c="4"/>results['soln'] = TSPSolution(route) if bssf &lt; initialBssf else randomResult['soln']</text:p>
      <text:p text:style-name="P18"><text:s text:c="4"/>results['max'] = maxSize</text:p>
      <text:p text:style-name="P18"><text:soft-page-break/><text:s text:c="4"/>results['total'] = totalNodes</text:p>
      <text:p text:style-name="P18"><text:s text:c="4"/>results['pruned'] = pruned + pqueue.fill</text:p>
      <text:p text:style-name="P18"/>
      <text:p text:style-name="P18"><text:s text:c="4"/>return results</text:p>
      <text:p text:style-name="P18"/>
      <text:p text:style-name="P18">class Branch:</text:p>
      <text:p text:style-name="P18"><text:s text:c="4"/>def __init__(self, priority, lowerBound, costMatrix, city, path):</text:p>
      <text:p text:style-name="P18"><text:s text:c="8"/>self.priority = priority</text:p>
      <text:p text:style-name="P18"><text:s text:c="8"/>self.lowerBound = lowerBound</text:p>
      <text:p text:style-name="P18"><text:s text:c="8"/>self.matrix = costMatrix</text:p>
      <text:p text:style-name="P18"><text:s text:c="8"/>self.city = city</text:p>
      <text:p text:style-name="P18"><text:s text:c="8"/>self.path = path</text:p>
      <text:p text:style-name="P18"/>
      <text:p text:style-name="P33"># O(n^2)</text:p>
      <text:p text:style-name="P18">def reduceMatrix(m):</text:p>
      <text:p text:style-name="P18"><text:s text:c="4"/>n = len(m)</text:p>
      <text:p text:style-name="P18"><text:s text:c="4"/>cost = 0</text:p>
      <text:p text:style-name="P18"/>
      <text:p text:style-name="P18"><text:s text:c="4"/><text:span text:style-name="T16"># reduce each row -- O(n^2)</text:span></text:p>
      <text:p text:style-name="P18"><text:s text:c="4"/>for i in range(n):</text:p>
      <text:p text:style-name="P18"><text:s text:c="8"/>minVal = min(m[i])</text:p>
      <text:p text:style-name="P18"><text:s text:c="8"/></text:p>
      <text:p text:style-name="P18"><text:s text:c="8"/>if minVal &lt; math.inf:</text:p>
      <text:p text:style-name="P18"><text:s text:c="12"/>cost += minVal</text:p>
      <text:p text:style-name="P18"><text:s text:c="12"/>m[i] = list(map(lambda x: x - minVal, m[i]))</text:p>
      <text:p text:style-name="P18"/>
      <text:p text:style-name="P18"><text:s text:c="4"/><text:span text:style-name="T16"># reduce each column -- O(n^2)</text:span></text:p>
      <text:p text:style-name="P18"><text:s text:c="4"/>for j in range(n):</text:p>
      <text:p text:style-name="P18"><text:s text:c="8"/>minVal = min(list(map(lambda row: row[j], m)))</text:p>
      <text:p text:style-name="P18"/>
      <text:p text:style-name="P18"><text:s text:c="8"/>if minVal &lt; math.inf:</text:p>
      <text:p text:style-name="P18"><text:s text:c="12"/>cost += minVal</text:p>
      <text:p text:style-name="P18"><text:s text:c="12"/>for i in range(n):</text:p>
      <text:p text:style-name="P18"><text:s text:c="16"/>m[i][j] -= minVal</text:p>
      <text:p text:style-name="P18"/>
      <text:p text:style-name="P18"><text:s text:c="4"/>return cost</text:p>
      <text:p text:style-name="P34"/>
      <text:p text:style-name="P34"/>
      <text:p text:style-name="P34"/>
      <text:p text:style-name="P34">Part 2 – Time and Space Complexity</text:p>
      <text:p text:style-name="P13"/>
      <text:list xml:id="list4564671802716444935" text:style-name="L1">
        <text:list-item>
          <text:p text:style-name="P21">Priority Queue:</text:p>
          <text:list>
            <text:list-item>
              <text:p text:style-name="P14">Time complexity:</text:p>
              <text:p text:style-name="P14">I used my heap priority queue implementation from the Network Routing lab. That implementation has a time complexity of O(log(<text:span text:style-name="T19">k</text:span>)) for inserts and O(log(<text:span text:style-name="T19">k</text:span>)) for popping the first item in the queue. <text:span text:style-name="T19">(Where k is the number of items in the queue.) The maximum number of items in the queue is the maximum number of items at any level of the tree which is n! items. So the maximum insert and delete time is O(log(n!)).</text:span></text:p>
            </text:list-item>
            <text:list-item>
              <text:p text:style-name="P14">Space complexity:</text:p>
              <text:p text:style-name="P14">The space complexity for the priority queue is O(<text:span text:style-name="T19">k</text:span>) because there is one entry stored for each element in the queue. <text:span text:style-name="T19">(Where k is the number of items in the queue.) The maximum number of items in the queue at any time is O(n!).</text:span><text:line-break/></text:p>
            </text:list-item>
          </text:list>
        </text:list-item>
        <text:list-item>
          <text:p text:style-name="P21">Reducing the Cost Matrix:</text:p>
          <text:list>
            <text:list-item>
              <text:p text:style-name="P14">Time complexity:</text:p>
              <text:p text:style-name="P14">To reduce the cost matrix, each element of each row must be traversed (to find the minimum for that row) and each <text:span text:style-name="T18">element of each column must also be traversed (to find the minimum for that column). Then the minimum for each row must be subtracted from each element in </text:span><text:soft-page-break/><text:span text:style-name="T18">that row and likewise for each column. So the total time complexity for reducing the cost matrix is O(4n²) = O(n²).</text:span></text:p>
            </text:list-item>
            <text:list-item>
              <text:p text:style-name="P15">Space complexity:</text:p>
              <text:p text:style-name="P15"><text:span text:style-name="T15">The cost matrix has a space complexity of O(n²) for each state. </text:span>(It stores the cost of a path from each city to each other city.)</text:p>
              <text:p text:style-name="P15"/>
            </text:list-item>
          </text:list>
        </text:list-item>
        <text:list-item>
          <text:p text:style-name="P22">BSSF Initialization:</text:p>
          <text:list>
            <text:list-item>
              <text:p text:style-name="P22"><text:span text:style-name="T1">Time complexity:</text:span></text:p>
              <text:p text:style-name="P22"><text:span text:style-name="T1">I use the </text:span><text:span text:style-name="T2">default random path solution to find an initial BSSF. <text:s/>The average runtime for this solution is O(n) because usually only one solution must be tried. But it is possible that there are enough missing paths that many solutions must be tried, so the worst case running time is O(n!), which is all the permutations of cities.</text:span></text:p>
            </text:list-item>
            <text:list-item>
              <text:p text:style-name="P23"><text:span text:style-name="T1">Space complexity:</text:span></text:p>
              <text:p text:style-name="P16">The space complexity is O(n) because each solution is of size n and only one solution is tried at a time. If it doesn’t work, it is discarded and a new solution is tried.</text:p>
              <text:p text:style-name="P16"/>
            </text:list-item>
          </text:list>
        </text:list-item>
        <text:list-item>
          <text:p text:style-name="P24">Expanding Search States:</text:p>
          <text:list>
            <text:list-item>
              <text:p text:style-name="P24"><text:span text:style-name="T1">Time complexity:</text:span></text:p>
              <text:p text:style-name="P24"><text:span text:style-name="T1">Each search state can spawn a maximum of n other search states (the number of paths from that city to other cities). The process to spawn another state includes copying the cost matrix and reducing it, and then adding it to the priority queue (if it is not pruned). So the total time complexity required to create </text:span><text:span text:style-name="T3">new states from a single state is O(n³ + log(n!)), where n! Is the number of states in the priority queue.</text:span></text:p>
            </text:list-item>
            <text:list-item>
              <text:p text:style-name="P25"><text:span text:style-name="T1">Space complexity:</text:span></text:p>
              <text:p text:style-name="P25"><text:span text:style-name="T1">When creating n new states from a single state, a new cost matrix must be created for each state. So the space complexity for this action is O(n³).</text:span></text:p>
              <text:p text:style-name="P25"><text:span text:style-name="T1"/></text:p>
            </text:list-item>
          </text:list>
        </text:list-item>
        <text:list-item>
          <text:p text:style-name="P26">The Full Branch and Bound Algorithm</text:p>
          <text:list>
            <text:list-item>
              <text:p text:style-name="P26"><text:span text:style-name="T1">Time complexity:</text:span></text:p>
              <text:p text:style-name="P26"><text:span text:style-name="T1">The total time complexity of the algorithm depends on how well the “bad” states are pruned, which is not a deterministic process because the inputs are randomized. But the worst case time complexity of the algorithm requires analyzing each possible state. Since there are n! states at any given level of the tree, and there are n levels of the tree, (n+1)! total states may be considered. And the cost of considering each state is O(n³ + log(n!)), so the total time complexity must be O((n + 1)! * (n³ + 2*log(n!))). (I multiply the log(n!) by 2 because each state must be added to the queue and also removed from the queue.</text:span></text:p>
            </text:list-item>
            <text:list-item>
              <text:p text:style-name="P26"><text:span text:style-name="T1">Space complexity:</text:span></text:p>
              <text:p text:style-name="P27"><text:span text:style-name="T1">The total space complexity is the amount of possible states ((n + 1)! times the size of each state (n²). So the space complexity is O((n + 1)! * n²).</text:span></text:p>
            </text:list-item>
          </text:list>
        </text:list-item>
      </text:list>
      <text:p text:style-name="P28"><text:span text:style-name="T1"/></text:p>
      <text:p text:style-name="P29">Part 3 – Data Structures</text:p>
      <text:p text:style-name="P29"><text:span text:style-name="T1"/></text:p>
      <text:p text:style-name="P29"><text:span text:style-name="T1">I used a class called “Branch” to store information about each state. It includes the index of the current city, an array containing indeces of the cities that have already been visited (path), and a reduced cost matrix for that state (stored in a 2-dimensional array called “matrix”). The class also includes the current priority and the lower bound for that state. In order to create a new reduced cost matrix for each state, the cost matrix for the previous state has to be copied (deep copy).</text:span></text:p>
      <text:p text:style-name="P29"><text:span text:style-name="T1"/></text:p>
      <text:p text:style-name="P30"><text:soft-page-break/>Part 4 – Priority Queue</text:p>
      <text:p text:style-name="P30"><text:span text:style-name="T1"/></text:p>
      <text:p text:style-name="P30"><text:span text:style-name="T1">I used the priority queue implementation that I did for the Network Routing project (in which we implemented Dijkstra’s algorithm). I used the heap implementation because it is relatively fast. I calculated the priority for each state as a ratio of its lower bound and its level in the tree (lowerBound/level). I found that this is a fairly efficient way to assign priority to a state because it favors branches with the lowest cost matrix while still taking into account the depth of that state in the tree.</text:span></text:p>
      <text:p text:style-name="P30"><text:span text:style-name="T1"/></text:p>
      <text:p text:style-name="P30">Part 5 – Initial BSSF</text:p>
      <text:p text:style-name="P30"><text:span text:style-name="T1"/></text:p>
      <text:p text:style-name="P30"><text:span text:style-name="T1">I used the “defaultRandomTour” function for the initial BSSF because it is very fast and in the average case it will generate a BSSF that </text:span><text:span text:style-name="T4">far from the best and worst possible paths. </text:span><text:span text:style-name="T5">It is important to quickly find an initial BSSF because that will allow branches to be pruned quickly </text:span><text:span text:style-name="T6">at the beginning of the algorithm.</text:span></text:p>
      <text:p text:style-name="P13"/>
      <text:p text:style-name="P4">Part 6 – Quantitative Result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F"/>
        <table:table-row>
          <table:table-cell table:style-name="Table1.A1" office:value-type="string">
            <text:p text:style-name="P35"># Cities</text:p>
          </table:table-cell>
          <table:table-cell table:style-name="Table1.A1" office:value-type="string">
            <text:p text:style-name="P35">Seed</text:p>
          </table:table-cell>
          <table:table-cell table:style-name="Table1.A1" office:value-type="string">
            <text:p text:style-name="P35">Running Time (Sec)</text:p>
          </table:table-cell>
          <table:table-cell table:style-name="Table1.A1" office:value-type="string">
            <text:p text:style-name="P35">Cost of Best Tour</text:p>
            <text:p text:style-name="P35">(*=optimal)</text:p>
          </table:table-cell>
          <table:table-cell table:style-name="Table1.A1" office:value-type="string">
            <text:p text:style-name="P35">Max # of Currently Stored States</text:p>
          </table:table-cell>
          <table:table-cell table:style-name="Table1.A1" office:value-type="string">
            <text:p text:style-name="P35"># of BSSF Updates</text:p>
          </table:table-cell>
          <table:table-cell table:style-name="Table1.A1" office:value-type="string">
            <text:p text:style-name="P35">Total # of States Created</text:p>
          </table:table-cell>
          <table:table-cell table:style-name="Table1.H1" office:value-type="string">
            <text:p text:style-name="P35">Total # of States Pruned</text:p>
          </table:table-cell>
        </table:table-row>
        <table:table-row>
          <table:table-cell table:style-name="Table1.A2" office:value-type="string">
            <text:p text:style-name="P6">15</text:p>
          </table:table-cell>
          <table:table-cell table:style-name="Table1.A2" office:value-type="string">
            <text:p text:style-name="P6">20</text:p>
          </table:table-cell>
          <table:table-cell table:style-name="Table1.A2" office:value-type="string">
            <text:p text:style-name="P5"><text:span text:style-name="T13">0</text:span>.<text:span text:style-name="T12">43</text:span></text:p>
          </table:table-cell>
          <table:table-cell table:style-name="Table1.A2" office:value-type="string">
            <text:p text:style-name="P6">9,206*</text:p>
          </table:table-cell>
          <table:table-cell table:style-name="Table1.A2" office:value-type="string">
            <text:p text:style-name="P6">76</text:p>
          </table:table-cell>
          <table:table-cell table:style-name="Table1.A2" office:value-type="string">
            <text:p text:style-name="P6">10</text:p>
          </table:table-cell>
          <table:table-cell table:style-name="Table1.A2" office:value-type="string">
            <text:p text:style-name="P6">6,689</text:p>
          </table:table-cell>
          <table:table-cell table:style-name="Table1.H2" office:value-type="string">
            <text:p text:style-name="P6">5,399</text:p>
          </table:table-cell>
        </table:table-row>
        <table:table-row>
          <table:table-cell table:style-name="Table1.A2" office:value-type="string">
            <text:p text:style-name="P6">16</text:p>
          </table:table-cell>
          <table:table-cell table:style-name="Table1.A2" office:value-type="string">
            <text:p text:style-name="P6">902</text:p>
          </table:table-cell>
          <table:table-cell table:style-name="Table1.A2" office:value-type="string">
            <text:p text:style-name="P7">9.29</text:p>
          </table:table-cell>
          <table:table-cell table:style-name="Table1.A2" office:value-type="string">
            <text:p text:style-name="P7">9,137*</text:p>
          </table:table-cell>
          <table:table-cell table:style-name="Table1.A2" office:value-type="string">
            <text:p text:style-name="P7">87</text:p>
          </table:table-cell>
          <table:table-cell table:style-name="Table1.A2" office:value-type="string">
            <text:p text:style-name="P7">6</text:p>
          </table:table-cell>
          <table:table-cell table:style-name="Table1.A2" office:value-type="string">
            <text:p text:style-name="P7">75,839</text:p>
          </table:table-cell>
          <table:table-cell table:style-name="Table1.H2" office:value-type="string">
            <text:p text:style-name="P7">64,693</text:p>
          </table:table-cell>
        </table:table-row>
        <table:table-row>
          <table:table-cell table:style-name="Table1.A2" office:value-type="string">
            <text:p text:style-name="P8">50</text:p>
          </table:table-cell>
          <table:table-cell table:style-name="Table1.A2" office:value-type="string">
            <text:p text:style-name="P8">483</text:p>
          </table:table-cell>
          <table:table-cell table:style-name="Table1.A2" office:value-type="string">
            <text:p text:style-name="P8">60</text:p>
          </table:table-cell>
          <table:table-cell table:style-name="Table1.A2" office:value-type="string">
            <text:p text:style-name="P8">22,004</text:p>
          </table:table-cell>
          <table:table-cell table:style-name="Table1.A2" office:value-type="string">
            <text:p text:style-name="P8">1,677</text:p>
          </table:table-cell>
          <table:table-cell table:style-name="Table1.A2" office:value-type="string">
            <text:p text:style-name="P8">4</text:p>
          </table:table-cell>
          <table:table-cell table:style-name="Table1.A2" office:value-type="string">
            <text:p text:style-name="P8">100,413</text:p>
          </table:table-cell>
          <table:table-cell table:style-name="Table1.H2" office:value-type="string">
            <text:p text:style-name="P8">80,142</text:p>
          </table:table-cell>
        </table:table-row>
        <table:table-row>
          <table:table-cell table:style-name="Table1.A2" office:value-type="string">
            <text:p text:style-name="P8">45</text:p>
          </table:table-cell>
          <table:table-cell table:style-name="Table1.A2" office:value-type="string">
            <text:p text:style-name="P8">213</text:p>
          </table:table-cell>
          <table:table-cell table:style-name="Table1.A2" office:value-type="string">
            <text:p text:style-name="P8">60</text:p>
          </table:table-cell>
          <table:table-cell table:style-name="Table1.A2" office:value-type="string">
            <text:p text:style-name="P8">18,257</text:p>
          </table:table-cell>
          <table:table-cell table:style-name="Table1.A2" office:value-type="string">
            <text:p text:style-name="P8">1,412</text:p>
          </table:table-cell>
          <table:table-cell table:style-name="Table1.A2" office:value-type="string">
            <text:p text:style-name="P8">8</text:p>
          </table:table-cell>
          <table:table-cell table:style-name="Table1.A2" office:value-type="string">
            <text:p text:style-name="P8">100,900</text:p>
          </table:table-cell>
          <table:table-cell table:style-name="Table1.H2" office:value-type="string">
            <text:p text:style-name="P8">84,536</text:p>
          </table:table-cell>
        </table:table-row>
        <table:table-row>
          <table:table-cell table:style-name="Table1.A2" office:value-type="string">
            <text:p text:style-name="P8">40</text:p>
          </table:table-cell>
          <table:table-cell table:style-name="Table1.A2" office:value-type="string">
            <text:p text:style-name="P8">87</text:p>
          </table:table-cell>
          <table:table-cell table:style-name="Table1.A2" office:value-type="string">
            <text:p text:style-name="P9">60</text:p>
          </table:table-cell>
          <table:table-cell table:style-name="Table1.A2" office:value-type="string">
            <text:p text:style-name="P9">18,729</text:p>
          </table:table-cell>
          <table:table-cell table:style-name="Table1.A2" office:value-type="string">
            <text:p text:style-name="P9">1,007</text:p>
          </table:table-cell>
          <table:table-cell table:style-name="Table1.A2" office:value-type="string">
            <text:p text:style-name="P9">9</text:p>
          </table:table-cell>
          <table:table-cell table:style-name="Table1.A2" office:value-type="string">
            <text:p text:style-name="P9">131,104</text:p>
          </table:table-cell>
          <table:table-cell table:style-name="Table1.H2" office:value-type="string">
            <text:p text:style-name="P9">108,081</text:p>
          </table:table-cell>
        </table:table-row>
        <table:table-row>
          <table:table-cell table:style-name="Table1.A2" office:value-type="string">
            <text:p text:style-name="P9">35</text:p>
          </table:table-cell>
          <table:table-cell table:style-name="Table1.A2" office:value-type="string">
            <text:p text:style-name="P9">621</text:p>
          </table:table-cell>
          <table:table-cell table:style-name="Table1.A2" office:value-type="string">
            <text:p text:style-name="P9">60</text:p>
          </table:table-cell>
          <table:table-cell table:style-name="Table1.A2" office:value-type="string">
            <text:p text:style-name="P9">14,909</text:p>
          </table:table-cell>
          <table:table-cell table:style-name="Table1.A2" office:value-type="string">
            <text:p text:style-name="P9">749</text:p>
          </table:table-cell>
          <table:table-cell table:style-name="Table1.A2" office:value-type="string">
            <text:p text:style-name="P9">3</text:p>
          </table:table-cell>
          <table:table-cell table:style-name="Table1.A2" office:value-type="string">
            <text:p text:style-name="P9">163,219</text:p>
          </table:table-cell>
          <table:table-cell table:style-name="Table1.H2" office:value-type="string">
            <text:p text:style-name="P9">132,643</text:p>
          </table:table-cell>
        </table:table-row>
        <table:table-row>
          <table:table-cell table:style-name="Table1.A2" office:value-type="string">
            <text:p text:style-name="P9">30</text:p>
          </table:table-cell>
          <table:table-cell table:style-name="Table1.A2" office:value-type="string">
            <text:p text:style-name="P9">568</text:p>
          </table:table-cell>
          <table:table-cell table:style-name="Table1.A2" office:value-type="string">
            <text:p text:style-name="P9">60</text:p>
          </table:table-cell>
          <table:table-cell table:style-name="Table1.A2" office:value-type="string">
            <text:p text:style-name="P9">14,809</text:p>
          </table:table-cell>
          <table:table-cell table:style-name="Table1.A2" office:value-type="string">
            <text:p text:style-name="P9">978</text:p>
          </table:table-cell>
          <table:table-cell table:style-name="Table1.A2" office:value-type="string">
            <text:p text:style-name="P9">7</text:p>
          </table:table-cell>
          <table:table-cell table:style-name="Table1.A2" office:value-type="string">
            <text:p text:style-name="P9">197,136</text:p>
          </table:table-cell>
          <table:table-cell table:style-name="Table1.H2" office:value-type="string">
            <text:p text:style-name="P9">168,206</text:p>
          </table:table-cell>
        </table:table-row>
        <table:table-row>
          <table:table-cell table:style-name="Table1.A2" office:value-type="string">
            <text:p text:style-name="P10">25</text:p>
          </table:table-cell>
          <table:table-cell table:style-name="Table1.A2" office:value-type="string">
            <text:p text:style-name="P10">943</text:p>
          </table:table-cell>
          <table:table-cell table:style-name="Table1.A2" office:value-type="string">
            <text:p text:style-name="P10">60</text:p>
          </table:table-cell>
          <table:table-cell table:style-name="Table1.A2" office:value-type="string">
            <text:p text:style-name="P10">13,531</text:p>
          </table:table-cell>
          <table:table-cell table:style-name="Table1.A2" office:value-type="string">
            <text:p text:style-name="P10">218</text:p>
          </table:table-cell>
          <table:table-cell table:style-name="Table1.A2" office:value-type="string">
            <text:p text:style-name="P10">7</text:p>
          </table:table-cell>
          <table:table-cell table:style-name="Table1.A2" office:value-type="string">
            <text:p text:style-name="P10">244,342</text:p>
          </table:table-cell>
          <table:table-cell table:style-name="Table1.H2" office:value-type="string">
            <text:p text:style-name="P10">213,945</text:p>
          </table:table-cell>
        </table:table-row>
        <table:table-row>
          <table:table-cell table:style-name="Table1.A2" office:value-type="string">
            <text:p text:style-name="P10">20</text:p>
          </table:table-cell>
          <table:table-cell table:style-name="Table1.A2" office:value-type="string">
            <text:p text:style-name="P10">207</text:p>
          </table:table-cell>
          <table:table-cell table:style-name="Table1.A2" office:value-type="string">
            <text:p text:style-name="P10">37.96</text:p>
          </table:table-cell>
          <table:table-cell table:style-name="Table1.A2" office:value-type="string">
            <text:p text:style-name="P10">9,921*</text:p>
          </table:table-cell>
          <table:table-cell table:style-name="Table1.A2" office:value-type="string">
            <text:p text:style-name="P10">141</text:p>
          </table:table-cell>
          <table:table-cell table:style-name="Table1.A2" office:value-type="string">
            <text:p text:style-name="P10">11</text:p>
          </table:table-cell>
          <table:table-cell table:style-name="Table1.A2" office:value-type="string">
            <text:p text:style-name="P10">202,146</text:p>
          </table:table-cell>
          <table:table-cell table:style-name="Table1.H2" office:value-type="string">
            <text:p text:style-name="P10">179,885</text:p>
          </table:table-cell>
        </table:table-row>
        <table:table-row table:style-name="Table1.11">
          <table:table-cell table:style-name="Table1.A2" office:value-type="string">
            <text:p text:style-name="P11">15</text:p>
          </table:table-cell>
          <table:table-cell table:style-name="Table1.A2" office:value-type="string">
            <text:p text:style-name="P11">754</text:p>
          </table:table-cell>
          <table:table-cell table:style-name="Table1.A2" office:value-type="string">
            <text:p text:style-name="P11">17.31</text:p>
          </table:table-cell>
          <table:table-cell table:style-name="Table1.A2" office:value-type="string">
            <text:p text:style-name="P11">8,129*</text:p>
          </table:table-cell>
          <table:table-cell table:style-name="Table1.A2" office:value-type="string">
            <text:p text:style-name="P11">76</text:p>
          </table:table-cell>
          <table:table-cell table:style-name="Table1.A2" office:value-type="string">
            <text:p text:style-name="P11">16</text:p>
          </table:table-cell>
          <table:table-cell table:style-name="Table1.A2" office:value-type="string">
            <text:p text:style-name="P11">155,995</text:p>
          </table:table-cell>
          <table:table-cell table:style-name="Table1.H2" office:value-type="string">
            <text:p text:style-name="P11">129,101</text:p>
          </table:table-cell>
        </table:table-row>
      </table:table>
      <text:p text:style-name="P17"/>
      <text:p text:style-name="P17"/>
      <text:p text:style-name="P31">Part 7 – Discussion of Results</text:p>
      <text:p text:style-name="P31"><text:span text:style-name="T1"/></text:p>
      <text:p text:style-name="P32"><text:span text:style-name="T1">I noticed that while the optimizations I make are effective, there are still times when the algorithm will take a long time simply because of a random input. For example, with 15 cities the average running time was about 1-2 seconds, but you can see on the 10</text:span><text:span text:style-name="T20">th</text:span><text:span text:style-name="T1"> row that it took over 17 seconds to </text:span><text:span text:style-name="T7">compute the shortest path with 15 cities, so there is pretty wide variability based on luck in the initial random BSSF and also in the lower bounds of different states. </text:span><text:span text:style-name="T8">There is an interesting trend of more states created with smaller values of n. I attribute this to the fact that the computer can more quickly copy and reduce the matrices with smaller n values than with larger ones, so the total number of states created in 60 seconds increases as n decreases. It is also interesting to note that of all the states created, about 80% of those states were pruned (which doesn’t include the states that the pruned states would have created). So the </text:span><text:soft-page-break/><text:span text:style-name="T8">pruning allowed the algorithm to run at least 5 times faster in most cases, and probably much faster than that </text:span><text:span text:style-name="T9">if you factor in the states that would have been created by the pruned states</text:span><text:span text:style-name="T8">. </text:span><text:span text:style-name="T9">Overall, it is clear that pruning and bounding has a significant impact on the running time of the algorithm, and </text:span><text:span text:style-name="T10">it</text:span><text:span text:style-name="T9"> allows for a reasonable solution to be found </text:span><text:span text:style-name="T11">for</text:span><text:span text:style-name="T9"> this very hard problem within a short amount of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0:48:23.110670313</meta:creation-date>
    <dc:date>2018-12-04T13:04:26.432839686</dc:date>
    <meta:editing-duration>PT3H10M3S</meta:editing-duration>
    <meta:editing-cycles>29</meta:editing-cycles>
    <meta:generator>LibreOffice/5.1.6.2$Linux_X86_64 LibreOffice_project/10m0$Build-2</meta:generator>
    <meta:document-statistic meta:table-count="1" meta:image-count="0" meta:object-count="0" meta:page-count="6" meta:paragraph-count="255" meta:word-count="1815" meta:character-count="11186" meta:non-whitespace-character-count="8551"/>
  </office:meta>
</office:document-meta>
</file>